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1-06-15 0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20-01-06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19-01-07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18-01-09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17-01-09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16-10-0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16-08-3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16-01-04 1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15-01-05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14-01-07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13-01-07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12-01-09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1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1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0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0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0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0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05-01-1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0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0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0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0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68</text:p>
          </table:table-cell>
          <table:table-cell office:value-type="string" calcext:value-type="string">
            <text:p>OGLLP-468</text:p>
          </table:table-cell>
          <table:table-cell office:value-type="string" calcext:value-type="string">
            <text:p>200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04" meta:object-count="0"/>
    <meta:user-defined meta:name="AppVersion">3.0</meta:user-defined>
  </office:meta>
</office:document-meta>
</file>